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Arial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2cm" svg:height="0.474cm" svg:x="0cm" svg:y="9.392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Tiempo de ejecución(s.)</text:p>
          </table:table-cell>
          <table:covered-table-cell table:style-name="ce1"/>
          <table:table-cell table:style-name="ce1" office:value-type="string" table:number-columns-spanned="3" table:number-rows-spanned="1">
            <text:p>Dirección=</text:p>
          </table:table-cell>
          <table:covered-table-cell table:number-columns-repeated="2" table:style-name="ce1"/>
          <table:table-cell table:number-columns-repeated="2"/>
          <table:table-cell table:style-name="ce1" office:value-type="string">
            <text:p>Linux-Windows</text:p>
          </table:table-cell>
          <table:table-cell table:number-columns-repeated="2"/>
          <table:table-cell table:style-name="ce1" office:value-type="string">
            <text:p>Windows-USB</text:p>
          </table:table-cell>
          <table:table-cell table:number-columns-repeated="2"/>
          <table:table-cell table:style-name="ce1" office:value-type="string">
            <text:p>USB-Linux</text:p>
          </table:table-cell>
          <table:table-cell table:number-columns-repeated="2"/>
        </table:table-row>
        <table:table-row table:style-name="ro2">
          <table:table-cell office:value-type="string">
            <text:p>Iteración=</text:p>
          </table:table-cell>
          <table:table-cell office:value-type="string">
            <text:p>Prueba=</text:p>
          </table:table-cell>
          <table:table-cell table:style-name="Default" office:value-type="string">
            <text:p>Linux</text:p>
          </table:table-cell>
          <table:table-cell table:style-name="Default" office:value-type="string">
            <text:p>Windows</text:p>
          </table:table-cell>
          <table:table-cell table:style-name="Default" office:value-type="string">
            <text:p>USB</text:p>
          </table:table-cell>
          <table:table-cell table:number-columns-repeated="2"/>
          <table:table-cell table:formula="of:=[.C3]-[.D3]" office:value-type="float" office:value="5.561697">
            <text:p>5,561697</text:p>
          </table:table-cell>
          <table:table-cell table:number-columns-repeated="2"/>
          <table:table-cell table:formula="of:=[.D3]-[.E3]" office:value-type="float" office:value="-225.422753">
            <text:p>-225,422753</text:p>
          </table:table-cell>
          <table:table-cell table:number-columns-repeated="2"/>
          <table:table-cell table:formula="of:=[.E3]-[.C3]" office:value-type="float" office:value="219.861056">
            <text:p>219,861056</text:p>
          </table:table-cell>
          <table:table-cell table:number-columns-repeated="2"/>
        </table:table-row>
        <table:table-row table:style-name="ro2">
          <table:table-cell table:style-name="ce1" office:value-type="float" office:value="1" table:number-columns-spanned="1" table:number-rows-spanned="3">
            <text:p>1</text:p>
          </table:table-cell>
          <table:table-cell office:value-type="float" office:value="1">
            <text:p>1</text:p>
          </table:table-cell>
          <table:table-cell office:value-type="float" office:value="96.805312">
            <text:p>96,805312</text:p>
          </table:table-cell>
          <table:table-cell table:style-name="ce5" office:value-type="float" office:value="91.243615">
            <text:p>91,243615</text:p>
          </table:table-cell>
          <table:table-cell office:value-type="float" office:value="316.666368">
            <text:p>316,666368</text:p>
          </table:table-cell>
          <table:table-cell table:number-columns-repeated="2"/>
          <table:table-cell table:formula="of:=[.C4]-[.D4]" office:value-type="float" office:value="-22.620132">
            <text:p>-22,620132</text:p>
          </table:table-cell>
          <table:table-cell table:number-columns-repeated="2"/>
          <table:table-cell table:formula="of:=[.D4]-[.E4]" office:value-type="float" office:value="4.015535">
            <text:p>4,015535</text:p>
          </table:table-cell>
          <table:table-cell table:number-columns-repeated="2"/>
          <table:table-cell table:formula="of:=[.E4]-[.C4]" office:value-type="float" office:value="18.604597">
            <text:p>18,604597</text:p>
          </table:table-cell>
          <table:table-cell table:number-columns-repeated="2"/>
        </table:table-row>
        <table:table-row table:style-name="ro2">
          <table:covered-table-cell table:style-name="ce1" office:value-type="float" office:value="2">
            <text:p>2</text:p>
          </table:covered-table-cell>
          <table:table-cell office:value-type="float" office:value="2">
            <text:p>2</text:p>
          </table:table-cell>
          <table:table-cell office:value-type="float" office:value="82.322685">
            <text:p>82,322685</text:p>
          </table:table-cell>
          <table:table-cell table:style-name="ce5" office:value-type="float" office:value="104.942817">
            <text:p>104,942817</text:p>
          </table:table-cell>
          <table:table-cell office:value-type="float" office:value="100.927282">
            <text:p>100,927282</text:p>
          </table:table-cell>
          <table:table-cell table:number-columns-repeated="2"/>
          <table:table-cell table:formula="of:=[.C5]-[.D5]" office:value-type="float" office:value="-3.53895800000001">
            <text:p>-3,538958</text:p>
          </table:table-cell>
          <table:table-cell table:number-columns-repeated="2"/>
          <table:table-cell table:formula="of:=[.D5]-[.E5]" office:value-type="float" office:value="-289.278442">
            <text:p>-289,278442</text:p>
          </table:table-cell>
          <table:table-cell table:number-columns-repeated="2"/>
          <table:table-cell table:formula="of:=[.E5]-[.C5]" office:value-type="float" office:value="292.8174">
            <text:p>292,8174</text:p>
          </table:table-cell>
          <table:table-cell table:number-columns-repeated="2"/>
        </table:table-row>
        <table:table-row table:style-name="ro2">
          <table:covered-table-cell table:style-name="ce1" office:value-type="float" office:value="3">
            <text:p>3</text:p>
          </table:covered-table-cell>
          <table:table-cell office:value-type="float" office:value="3">
            <text:p>3</text:p>
          </table:table-cell>
          <table:table-cell table:style-name="ce5" office:value-type="float" office:value="186.89236">
            <text:p>186,89236</text:p>
          </table:table-cell>
          <table:table-cell table:style-name="ce5" office:value-type="float" office:value="190.431318">
            <text:p>190,431318</text:p>
          </table:table-cell>
          <table:table-cell office:value-type="float" office:value="479.70976">
            <text:p>479,70976</text:p>
          </table:table-cell>
          <table:table-cell table:number-columns-repeated="2"/>
          <table:table-cell table:formula="of:=[.C6]-[.D6]" office:value-type="float" office:value="20.427578">
            <text:p>20,427578</text:p>
          </table:table-cell>
          <table:table-cell table:number-columns-repeated="2"/>
          <table:table-cell table:formula="of:=[.D6]-[.E6]" office:value-type="float" office:value="-231.828313">
            <text:p>-231,828313</text:p>
          </table:table-cell>
          <table:table-cell table:number-columns-repeated="2"/>
          <table:table-cell table:formula="of:=[.E6]-[.C6]" office:value-type="float" office:value="211.400735">
            <text:p>211,400735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1" table:number-rows-spanned="3">
            <text:p>2ª</text:p>
          </table:table-cell>
          <table:table-cell office:value-type="float" office:value="1">
            <text:p>1</text:p>
          </table:table-cell>
          <table:table-cell office:value-type="float" office:value="120.40084">
            <text:p>120,40084</text:p>
          </table:table-cell>
          <table:table-cell office:value-type="float" office:value="99.973262">
            <text:p>99,973262</text:p>
          </table:table-cell>
          <table:table-cell office:value-type="float" office:value="331.801575">
            <text:p>331,801575</text:p>
          </table:table-cell>
          <table:table-cell table:number-columns-repeated="2"/>
          <table:table-cell table:formula="of:=[.C7]-[.D7]" office:value-type="float" office:value="61.966679">
            <text:p>61,966679</text:p>
          </table:table-cell>
          <table:table-cell table:number-columns-repeated="2"/>
          <table:table-cell table:formula="of:=[.D7]-[.E7]" office:value-type="float" office:value="-2.83278799999999">
            <text:p>-2,832788</text:p>
          </table:table-cell>
          <table:table-cell table:number-columns-repeated="2"/>
          <table:table-cell table:formula="of:=[.E7]-[.C7]" office:value-type="float" office:value="-59.133891">
            <text:p>-59,133891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2">
            <text:p>2</text:p>
          </table:table-cell>
          <table:table-cell office:value-type="float" office:value="157.672561">
            <text:p>157,672561</text:p>
          </table:table-cell>
          <table:table-cell office:value-type="float" office:value="95.705882">
            <text:p>95,705882</text:p>
          </table:table-cell>
          <table:table-cell office:value-type="float" office:value="98.53867">
            <text:p>98,53867</text:p>
          </table:table-cell>
          <table:table-cell table:number-columns-repeated="2"/>
          <table:table-cell table:formula="of:=[.C8]-[.D8]" office:value-type="float" office:value="-3.56505800000002">
            <text:p>-3,565058</text:p>
          </table:table-cell>
          <table:table-cell table:number-columns-repeated="2"/>
          <table:table-cell table:formula="of:=[.D8]-[.E8]" office:value-type="float" office:value="-281.671954">
            <text:p>-281,671954</text:p>
          </table:table-cell>
          <table:table-cell table:number-columns-repeated="2"/>
          <table:table-cell table:formula="of:=[.E8]-[.C8]" office:value-type="float" office:value="285.237012">
            <text:p>285,237012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3">
            <text:p>3</text:p>
          </table:table-cell>
          <table:table-cell office:value-type="float" office:value="193.979178">
            <text:p>193,979178</text:p>
          </table:table-cell>
          <table:table-cell office:value-type="float" office:value="197.544236">
            <text:p>197,544236</text:p>
          </table:table-cell>
          <table:table-cell office:value-type="float" office:value="479.21619">
            <text:p>479,21619</text:p>
          </table:table-cell>
          <table:table-cell table:number-columns-repeated="2"/>
          <table:table-cell table:formula="of:=[.C9]-[.D9]" office:value-type="float" office:value="18.470964">
            <text:p>18,470964</text:p>
          </table:table-cell>
          <table:table-cell table:number-columns-repeated="2"/>
          <table:table-cell table:formula="of:=[.D9]-[.E9]" office:value-type="float" office:value="-249.019769">
            <text:p>-249,019769</text:p>
          </table:table-cell>
          <table:table-cell table:number-columns-repeated="2"/>
          <table:table-cell table:formula="of:=[.E9]-[.C9]" office:value-type="float" office:value="230.548805">
            <text:p>230,548805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1" table:number-rows-spanned="3">
            <text:p>3ª</text:p>
          </table:table-cell>
          <table:table-cell office:value-type="float" office:value="1">
            <text:p>1</text:p>
          </table:table-cell>
          <table:table-cell office:value-type="float" office:value="108.11887">
            <text:p>108,11887</text:p>
          </table:table-cell>
          <table:table-cell office:value-type="float" office:value="89.647906">
            <text:p>89,647906</text:p>
          </table:table-cell>
          <table:table-cell office:value-type="float" office:value="338.667675">
            <text:p>338,667675</text:p>
          </table:table-cell>
          <table:table-cell table:number-columns-repeated="2"/>
          <table:table-cell table:formula="of:=[.C10]-[.D10]" office:value-type="float" office:value="-4.416089">
            <text:p>-4,416089</text:p>
          </table:table-cell>
          <table:table-cell table:number-columns-repeated="2"/>
          <table:table-cell table:formula="of:=[.D10]-[.E10]" office:value-type="float" office:value="12.177142">
            <text:p>12,177142</text:p>
          </table:table-cell>
          <table:table-cell table:number-columns-repeated="2"/>
          <table:table-cell table:formula="of:=[.E10]-[.C10]" office:value-type="float" office:value="-7.761053">
            <text:p>-7,761053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2">
            <text:p>2</text:p>
          </table:table-cell>
          <table:table-cell office:value-type="float" office:value="96.302726">
            <text:p>96,302726</text:p>
          </table:table-cell>
          <table:table-cell office:value-type="float" office:value="100.718815">
            <text:p>100,718815</text:p>
          </table:table-cell>
          <table:table-cell office:value-type="float" office:value="88.541673">
            <text:p>88,541673</text:p>
          </table:table-cell>
          <table:table-cell table:number-columns-repeated="2"/>
          <table:table-cell table:formula="of:=[.C11]-[.D11]" office:value-type="float" office:value="-5.48104799999999">
            <text:p>-5,481048</text:p>
          </table:table-cell>
          <table:table-cell table:number-columns-repeated="2"/>
          <table:table-cell table:formula="of:=[.D11]-[.E11]" office:value-type="float" office:value="-292.544085">
            <text:p>-292,544085</text:p>
          </table:table-cell>
          <table:table-cell table:number-columns-repeated="2"/>
          <table:table-cell table:formula="of:=[.E11]-[.C11]" office:value-type="float" office:value="298.025133">
            <text:p>298,025133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3">
            <text:p>3</text:p>
          </table:table-cell>
          <table:table-cell office:value-type="float" office:value="179.428942">
            <text:p>179,428942</text:p>
          </table:table-cell>
          <table:table-cell office:value-type="float" office:value="184.90999">
            <text:p>184,90999</text:p>
          </table:table-cell>
          <table:table-cell office:value-type="float" office:value="477.454075">
            <text:p>477,454075</text:p>
          </table:table-cell>
          <table:table-cell table:number-columns-repeated="2"/>
          <table:table-cell table:formula="of:=[.C12]-[.D12]" office:value-type="float" office:value="22.959477">
            <text:p>22,959477</text:p>
          </table:table-cell>
          <table:table-cell table:number-columns-repeated="2"/>
          <table:table-cell table:formula="of:=[.D12]-[.E12]" office:value-type="float" office:value="-255.596602">
            <text:p>-255,596602</text:p>
          </table:table-cell>
          <table:table-cell table:number-columns-repeated="2"/>
          <table:table-cell table:formula="of:=[.E12]-[.C12]" office:value-type="float" office:value="232.637125">
            <text:p>232,637125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1" table:number-rows-spanned="3">
            <text:p>4ª</text:p>
          </table:table-cell>
          <table:table-cell office:value-type="float" office:value="1">
            <text:p>1</text:p>
          </table:table-cell>
          <table:table-cell office:value-type="float" office:value="111.541217">
            <text:p>111,541217</text:p>
          </table:table-cell>
          <table:table-cell office:value-type="float" office:value="88.58174">
            <text:p>88,58174</text:p>
          </table:table-cell>
          <table:table-cell office:value-type="float" office:value="344.178342">
            <text:p>344,178342</text:p>
          </table:table-cell>
          <table:table-cell table:number-columns-repeated="2"/>
          <table:table-cell table:formula="of:=[.C13]-[.D13]" office:value-type="float" office:value="-13.553035">
            <text:p>-13,553035</text:p>
          </table:table-cell>
          <table:table-cell table:number-columns-repeated="2"/>
          <table:table-cell table:formula="of:=[.D13]-[.E13]" office:value-type="float" office:value="-10.244758">
            <text:p>-10,244758</text:p>
          </table:table-cell>
          <table:table-cell table:number-columns-repeated="2"/>
          <table:table-cell table:formula="of:=[.E13]-[.C13]" office:value-type="float" office:value="23.797793">
            <text:p>23,797793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2">
            <text:p>2</text:p>
          </table:table-cell>
          <table:table-cell office:value-type="float" office:value="79.711355">
            <text:p>79,711355</text:p>
          </table:table-cell>
          <table:table-cell office:value-type="float" office:value="93.26439">
            <text:p>93,26439</text:p>
          </table:table-cell>
          <table:table-cell office:value-type="float" office:value="103.509148">
            <text:p>103,509148</text:p>
          </table:table-cell>
          <table:table-cell table:number-columns-repeated="2"/>
          <table:table-cell table:formula="of:=[.C14]-[.D14]" office:value-type="float" office:value="-55.338367">
            <text:p>-55,338367</text:p>
          </table:table-cell>
          <table:table-cell table:number-columns-repeated="2"/>
          <table:table-cell table:formula="of:=[.D14]-[.E14]" office:value-type="float" office:value="-258.01176">
            <text:p>-258,01176</text:p>
          </table:table-cell>
          <table:table-cell table:number-columns-repeated="2"/>
          <table:table-cell table:formula="of:=[.E14]-[.C14]" office:value-type="float" office:value="313.350127">
            <text:p>313,350127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3">
            <text:p>3</text:p>
          </table:table-cell>
          <table:table-cell office:value-type="float" office:value="167.433405">
            <text:p>167,433405</text:p>
          </table:table-cell>
          <table:table-cell office:value-type="float" office:value="222.771772">
            <text:p>222,771772</text:p>
          </table:table-cell>
          <table:table-cell office:value-type="float" office:value="480.783532">
            <text:p>480,783532</text:p>
          </table:table-cell>
          <table:table-cell table:number-columns-repeated="2"/>
          <table:table-cell table:formula="of:=[.C15]-[.D15]" office:value-type="float" office:value="-14.411621">
            <text:p>-14,411621</text:p>
          </table:table-cell>
          <table:table-cell table:number-columns-repeated="2"/>
          <table:table-cell table:formula="of:=[.D15]-[.E15]" office:value-type="float" office:value="-198.456953">
            <text:p>-198,456953</text:p>
          </table:table-cell>
          <table:table-cell table:number-columns-repeated="2"/>
          <table:table-cell table:formula="of:=[.E15]-[.C15]" office:value-type="float" office:value="212.868574">
            <text:p>212,868574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1" table:number-rows-spanned="3">
            <text:p>5ª</text:p>
          </table:table-cell>
          <table:table-cell office:value-type="float" office:value="1">
            <text:p>1</text:p>
          </table:table-cell>
          <table:table-cell office:value-type="float" office:value="126.854818">
            <text:p>126,854818</text:p>
          </table:table-cell>
          <table:table-cell office:value-type="float" office:value="141.266439">
            <text:p>141,266439</text:p>
          </table:table-cell>
          <table:table-cell office:value-type="float" office:value="339.723392">
            <text:p>339,723392</text:p>
          </table:table-cell>
          <table:table-cell table:number-columns-repeated="2"/>
          <table:table-cell table:formula="of:=[.C16]-[.D16]" office:value-type="float" office:value="6.973883">
            <text:p>6,973883</text:p>
          </table:table-cell>
          <table:table-cell table:number-columns-repeated="2"/>
          <table:table-cell table:formula="of:=[.D16]-[.E16]" office:value-type="float" office:value="-3.71679300000001">
            <text:p>-3,716793</text:p>
          </table:table-cell>
          <table:table-cell table:number-columns-repeated="2"/>
          <table:table-cell table:formula="of:=[.E16]-[.C16]" office:value-type="float" office:value="-3.25708999999999">
            <text:p>-3,25709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2">
            <text:p>2</text:p>
          </table:table-cell>
          <table:table-cell office:value-type="float" office:value="103.733712">
            <text:p>103,733712</text:p>
          </table:table-cell>
          <table:table-cell office:value-type="float" office:value="96.759829">
            <text:p>96,759829</text:p>
          </table:table-cell>
          <table:table-cell office:value-type="float" office:value="100.476622">
            <text:p>100,476622</text:p>
          </table:table-cell>
          <table:table-cell table:number-columns-repeated="2"/>
          <table:table-cell table:formula="of:=[.C17]-[.D17]" office:value-type="float" office:value="-32.670137">
            <text:p>-32,670137</text:p>
          </table:table-cell>
          <table:table-cell table:number-columns-repeated="2"/>
          <table:table-cell table:formula="of:=[.D17]-[.E17]" office:value-type="float" office:value="-273.665536">
            <text:p>-273,665536</text:p>
          </table:table-cell>
          <table:table-cell table:number-columns-repeated="2"/>
          <table:table-cell table:formula="of:=[.E17]-[.C17]" office:value-type="float" office:value="306.335673">
            <text:p>306,335673</text:p>
          </table:table-cell>
          <table:table-cell table:number-columns-repeated="2"/>
        </table:table-row>
        <table:table-row table:style-name="ro2">
          <table:covered-table-cell/>
          <table:table-cell office:value-type="float" office:value="3">
            <text:p>3</text:p>
          </table:table-cell>
          <table:table-cell office:value-type="float" office:value="171.814297">
            <text:p>171,814297</text:p>
          </table:table-cell>
          <table:table-cell office:value-type="float" office:value="204.484434">
            <text:p>204,484434</text:p>
          </table:table-cell>
          <table:table-cell office:value-type="float" office:value="478.14997">
            <text:p>478,14997</text:p>
          </table:table-cell>
          <table:table-cell/>
          <table:table-cell office:value-type="string">
            <text:p>Media_1=</text:p>
          </table:table-cell>
          <table:table-cell table:formula="of:=AVERAGE([.H2:.H16])" office:value-type="float" office:value="-1.2822778">
            <text:p>-1,2822778</text:p>
          </table:table-cell>
          <table:table-cell/>
          <table:table-cell office:value-type="string">
            <text:p>Media_2=</text:p>
          </table:table-cell>
          <table:table-cell table:formula="of:=AVERAGE([.K2:.K16])" office:value-type="float" office:value="-170.406521933333">
            <text:p>-170,4065219333</text:p>
          </table:table-cell>
          <table:table-cell/>
          <table:table-cell office:value-type="string">
            <text:p>Media_3=</text:p>
          </table:table-cell>
          <table:table-cell table:formula="of:=AVERAGE([.N2:.N16])" office:value-type="float" office:value="171.688799733333">
            <text:p>171,688799733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>
            <text:p>Desviación típica_1=</text:p>
          </table:table-cell>
          <table:table-cell table:formula="of:=STDEVP([.H2:.H16])" office:value-type="float" office:value="26.1888953200842">
            <text:p>26,1888953201</text:p>
          </table:table-cell>
          <table:table-cell/>
          <table:table-cell table:style-name="ce6" office:value-type="string">
            <text:p>Desviación típica_2=</text:p>
          </table:table-cell>
          <table:table-cell table:formula="of:=STDEVP([.K2:.K16])" office:value-type="float" office:value="122.76452198371">
            <text:p>122,7645219837</text:p>
          </table:table-cell>
          <table:table-cell/>
          <table:table-cell table:style-name="ce6" office:value-type="string">
            <text:p>Desviación típica_3=</text:p>
          </table:table-cell>
          <table:table-cell table:formula="of:=STDEVP([.N2:.N16])" office:value-type="float" office:value="130.61149605687">
            <text:p>130,611496056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6" office:value-type="string">
            <text:p>número de medidas_1=</text:p>
          </table:table-cell>
          <table:table-cell table:formula="of:=COUNT([.H2:.H16])" office:value-type="float" office:value="15">
            <text:p>15</text:p>
          </table:table-cell>
          <table:table-cell/>
          <table:table-cell table:style-name="ce6" office:value-type="string">
            <text:p>número de medidas_2=</text:p>
          </table:table-cell>
          <table:table-cell table:formula="of:=COUNT([.K2:.K16])" office:value-type="float" office:value="15">
            <text:p>15</text:p>
          </table:table-cell>
          <table:table-cell/>
          <table:table-cell table:style-name="ce6" office:value-type="string">
            <text:p>número de medidas_3=</text:p>
          </table:table-cell>
          <table:table-cell table:formula="of:=COUNT([.N2:.N16])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office:value-type="string">
            <text:p>t_exp_1=</text:p>
          </table:table-cell>
          <table:table-cell table:formula="of:=[.H17]/([.H18]/SQRT([.H19]))" office:value-type="float" office:value="-0.189631540540883">
            <text:p>-0,1896315405</text:p>
          </table:table-cell>
          <table:table-cell/>
          <table:table-cell office:value-type="string">
            <text:p>t_exp_2=</text:p>
          </table:table-cell>
          <table:table-cell table:formula="of:=[.K17]/([.K18]/SQRT([.K19]))" office:value-type="float" office:value="-5.37599634543034">
            <text:p>-5,3759963454</text:p>
          </table:table-cell>
          <table:table-cell/>
          <table:table-cell office:value-type="string">
            <text:p>t_exp_3=</text:p>
          </table:table-cell>
          <table:table-cell table:formula="of:=[.N17]/([.N18]/SQRT([.N19]))" office:value-type="float" office:value="5.09103625769673">
            <text:p>5,091036257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TINV</text:p>
          </table:table-cell>
          <table:table-cell table:style-name="ce3" office:value-type="string">
            <text:p>DegreesFreedom=</text:p>
          </table:table-cell>
          <table:table-cell table:style-name="Default" table:number-columns-repeated="2"/>
          <table:table-cell table:style-name="ce3" office:value-type="string" table:number-columns-spanned="12" table:number-rows-spanned="1">
            <text:p>Como |t_exp_1| &lt; 1,7613, a una confianza del 90% no podemos que las diferencias en tiempo de acceso a memoria en Linux o Windows sean significativas.</text:p>
          </table:table-cell>
          <table:covered-table-cell table:number-columns-repeated="11"/>
        </table:table-row>
        <table:table-row table:style-name="ro2">
          <table:table-cell office:value-type="string">
            <text:p>Alfa=</text:p>
          </table:table-cell>
          <table:table-cell office:value-type="float" office:value="14">
            <text:p>1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0.1">
            <text:p>0,1</text:p>
          </table:table-cell>
          <table:table-cell table:formula="of:=TINV([.$A24];[.B$23])" office:value-type="float" office:value="1.76131013577489">
            <text:p>1,7613101358</text:p>
          </table:table-cell>
          <table:table-cell table:style-name="Default" table:number-columns-repeated="2"/>
          <table:table-cell table:style-name="ce3" office:value-type="string" table:number-columns-spanned="12" table:number-rows-spanned="1">
            <text:p>Como |t_exp_2| &gt; 2,9768, a una confianza del <text:s/>99% podemos asegurar que las diferencias en tiempo de acceso a memoria en Windows y USB son signifiactivas.</text:p>
          </table:table-cell>
          <table:covered-table-cell table:number-columns-repeated="11"/>
        </table:table-row>
        <table:table-row table:style-name="ro2">
          <table:table-cell office:value-type="float" office:value="0.05">
            <text:p>0,05</text:p>
          </table:table-cell>
          <table:table-cell table:formula="of:=TINV([.$A25];[.B$23])" office:value-type="float" office:value="2.1447866879178">
            <text:p>2,1447866879</text:p>
          </table:table-cell>
          <table:table-cell table:style-name="Default" table:number-columns-repeated="2"/>
          <table:table-cell table:style-name="Default" office:value-type="string" table:number-columns-spanned="4" table:number-rows-spanned="1">
            <text:p>Y el acceso a memoria en Windows es más rápido.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office:value-type="float" office:value="0.01">
            <text:p>0,01</text:p>
          </table:table-cell>
          <table:table-cell table:formula="of:=TINV([.$A26];[.B$23])" office:value-type="float" office:value="2.97684273437084">
            <text:p>2,976842734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string" table:number-columns-spanned="12" table:number-rows-spanned="1">
            <text:p>Como |t_exp_3| &gt; 2,9768, a una confianza del <text:s/>99% podemos asegurar que las diferencias en tiempo de acceso a memoria en Linux y USB son signifiactivas.</text:p>
          </table:table-cell>
          <table:covered-table-cell table:number-columns-repeated="11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Default" office:value-type="string" table:number-columns-spanned="4" table:number-rows-spanned="1">
            <text:p>Y el acceso a memoria en Linux es más rápido.</text:p>
          </table:table-cell>
          <table:covered-table-cell table:number-columns-repeated="3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F" fo:font-size="12pt" fo:language="es" fo:country="ES" style:letter-kerning="true" style:font-name-asian="F" style:font-size-asian="24pt" style:language-asian="zh" style:country-asian="CN" style:font-name-complex="F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/06/2016</text:date>, <text:time>12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car103 </meta:initial-creator>
    <meta:creation-date>2015-09-11T19:01:43.728539387</meta:creation-date>
    <dc:date>2016-06-09T12:23:50.61</dc:date>
    <meta:editing-duration>PT28M50S</meta:editing-duration>
    <meta:editing-cycles>3</meta:editing-cycles>
    <meta:generator>OpenOffice.org/3.4.1$Win32 OpenOffice.org_project/341m1$Build-9593</meta:generator>
    <meta:document-statistic meta:table-count="1" meta:cell-count="161" meta:object-count="1"/>
  </office:meta>
</office:document-meta>
</file>

<file path=Object 1/content.xml><?xml version="1.0" encoding="utf-8"?>
<math xmlns="http://www.w3.org/1998/Math/MathML">
  <mrow/>
</math>
</file>